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0694in" svg:stroke-color="#4472c4" draw:marker-end="a409" svg:stroke-opacity="100%" draw:stroke-linejoin="miter" svg:stroke-linecap="butt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draw:fill="none" draw:stroke="solid" svg:stroke-width="0.00694in" svg:stroke-color="#4472c4" draw:marker-end="a455" svg:stroke-opacity="100%" draw:stroke-linejoin="miter" svg:stroke-linecap="butt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2">
      <style:graphic-properties draw:fill="none" draw:stroke="solid" svg:stroke-width="0.00694in" svg:stroke-color="#4472c4" draw:marker-end="a461" svg:stroke-opacity="100%" draw:stroke-linejoin="miter" svg:stroke-linecap="butt"/>
    </style:style>
    <style:style style:family="text" style:name="a4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draw:fill="none" draw:stroke="solid" svg:stroke-width="0.00694in" svg:stroke-color="#4472c4" draw:marker-end="a467" svg:stroke-opacity="100%" draw:stroke-linejoin="miter" svg:stroke-linecap="butt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ustom-shape svg:x="0.18911in" svg:y="3.21454in" svg:width="1.54227in" svg:height="0.80851in" draw:id="id63" draw:style-name="a384" draw:name="Rechteck 3">
          <svg:title/>
          <svg:desc/>
          <text:p text:style-name="a383" text:class-names="" text:cond-style-name=""><text:span text:style-name="a381" text:class-names="">Event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0709in" svg:y="3.02305in" svg:width="1in" svg:height="1in" draw:id="id64" draw:style-name="a387" draw:name="Raute 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3.00709in" svg:y="5.50887in" svg:width="1in" svg:height="1in" draw:id="id65" draw:style-name="a390" draw:name="Raute 6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3.01773in" svg:y="1.46986in" svg:width="1in" svg:height="1in" draw:id="id66" draw:style-name="a393" draw:name="Raute 7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frame draw:id="id67" draw:style-name="a400" draw:name="Textfeld 8" svg:x="3.39922in" svg:y="4.36702in" svg:width="0.23701in" svg:height="0.60586in">
          <draw:text-box>
            <text:p text:style-name="a395" text:class-names="" text:cond-style-name=""><text:span text:style-name="a394" text:class-names="">.</text:span></text:p>
            <text:p text:style-name="a397" text:class-names="" text:cond-style-name=""><text:span text:style-name="a396" text:class-names="">.</text:span></text:p>
            <text:p text:style-name="a399" text:class-names="" text:cond-style-name=""><text:span text:style-name="a398" text:class-names="">.</text:span></text:p>
          </draw:text-box>
          <svg:title/>
          <svg:desc/>
        </draw:frame>
        <draw:frame draw:id="id68" draw:style-name="a404" draw:name="Textfeld 9" svg:x="2.89627in" svg:y="0.35917in" svg:width="1.47994in" svg:height="0.40391in">
          <draw:text-box>
            <text:p text:style-name="a403" text:class-names="" text:cond-style-name=""><text:span text:style-name="a401" text:class-names="">Conditionals</text:span><text:span text:style-name="a402" text:class-names=""/></text:p>
          </draw:text-box>
          <svg:title/>
          <svg:desc/>
        </draw:frame>
        <draw:g draw:name="Gruppieren 16" draw:id="id69">
          <svg:title/>
          <svg:desc/>
          <draw:connector draw:type="line" svg:x1="4.01773in" svg:y1="1.96986in" svg:x2="6.66667in" svg:y2="1.96986in" draw:id="id85" draw:style-name="a468" draw:name="Gerade Verbindung mit Pfeil 11">
            <svg:title/>
            <svg:desc/>
          </draw:connector>
          <draw:frame draw:id="id86" draw:style-name="a472" draw:name="Textfeld 14" svg:x="4.37621in" svg:y="1.70794in" svg:width="0.48946in" svg:height="0.2861in">
            <draw:text-box>
              <text:p text:style-name="a471" text:class-names="" text:cond-style-name=""><text:span text:style-name="a469" text:class-names="">True</text:span><text:span text:style-name="a470" text:class-names=""/></text:p>
            </draw:text-box>
            <svg:title/>
            <svg:desc/>
          </draw:frame>
        </draw:g>
        <draw:g draw:name="Gruppieren 17" draw:id="id70">
          <svg:title/>
          <svg:desc/>
          <draw:connector draw:type="line" svg:x1="4.01773in" svg:y1="3.52305in" svg:x2="6.66667in" svg:y2="3.52305in" draw:id="id83" draw:style-name="a462" draw:name="Gerade Verbindung mit Pfeil 18">
            <svg:title/>
            <svg:desc/>
          </draw:connector>
          <draw:frame draw:id="id84" draw:style-name="a466" draw:name="Textfeld 19" svg:x="4.37621in" svg:y="3.23695in" svg:width="0.48946in" svg:height="0.2861in">
            <draw:text-box>
              <text:p text:style-name="a465" text:class-names="" text:cond-style-name=""><text:span text:style-name="a463" text:class-names="">True</text:span><text:span text:style-name="a464" text:class-names=""/></text:p>
            </draw:text-box>
            <svg:title/>
            <svg:desc/>
          </draw:frame>
        </draw:g>
        <draw:g draw:name="Gruppieren 20" draw:id="id71">
          <svg:title/>
          <svg:desc/>
          <draw:connector draw:type="line" svg:x1="4.01773in" svg:y1="6.00887in" svg:x2="6.66667in" svg:y2="6.00887in" draw:id="id81" draw:style-name="a456" draw:name="Gerade Verbindung mit Pfeil 21">
            <svg:title/>
            <svg:desc/>
          </draw:connector>
          <draw:frame draw:id="id82" draw:style-name="a460" draw:name="Textfeld 22" svg:x="4.37621in" svg:y="5.72277in" svg:width="0.48946in" svg:height="0.2861in">
            <draw:text-box>
              <text:p text:style-name="a459" text:class-names="" text:cond-style-name=""><text:span text:style-name="a457" text:class-names="">True</text:span><text:span text:style-name="a458" text:class-names=""/></text:p>
            </draw:text-box>
            <svg:title/>
            <svg:desc/>
          </draw:frame>
        </draw:g>
        <draw:custom-shape svg:x="6.66667in" svg:y="1.01411in" svg:width="1.12766in" svg:height="5.78376in" draw:id="id72" draw:style-name="a408" draw:name="Rechteck 23">
          <svg:title/>
          <svg:desc/>
          <text:p text:style-name="a407" text:class-names="" text:cond-style-name=""><text:span text:style-name="a405" text:class-names="">AND</text:span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79433in" svg:y1="3.90599in" draw:start-shape="id72" draw:start-glue-point="1" svg:x2="9.1383in" svg:y2="3.90599in" draw:id="id73" draw:style-name="a410" draw:name="Gerade Verbindung mit Pfeil 25">
          <svg:title/>
          <svg:desc/>
        </draw:connector>
        <draw:frame draw:id="id74" draw:style-name="a414" draw:name="Textfeld 28" svg:x="8.1067in" svg:y="3.56209in" svg:width="0.48946in" svg:height="0.2861in">
          <draw:text-box>
            <text:p text:style-name="a413" text:class-names="" text:cond-style-name=""><text:span text:style-name="a411" text:class-names="">True</text:span><text:span text:style-name="a412" text:class-names=""/></text:p>
          </draw:text-box>
          <svg:title/>
          <svg:desc/>
        </draw:frame>
        <draw:custom-shape svg:x="9.76003in" svg:y="2.24947in" svg:width="1.54227in" svg:height="0.80851in" draw:id="id75" draw:style-name="a418" draw:name="Rechteck 29">
          <svg:title/>
          <svg:desc/>
          <text:p text:style-name="a417" text:class-names="" text:cond-style-name=""><text:span text:style-name="a415" text:class-names="">Action</text:span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6003in" svg:y="4.70036in" svg:width="1.54227in" svg:height="0.80851in" draw:id="id76" draw:style-name="a422" draw:name="Rechteck 30">
          <svg:title/>
          <svg:desc/>
          <text:p text:style-name="a421" text:class-names="" text:cond-style-name=""><text:span text:style-name="a419" text:class-names="">Action</text:span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29" draw:name="Textfeld 31" svg:x="10.4539in" svg:y="3.21454in" svg:width="0.23701in" svg:height="0.60586in">
          <draw:text-box>
            <text:p text:style-name="a424" text:class-names="" text:cond-style-name=""><text:span text:style-name="a423" text:class-names="">.</text:span></text:p>
            <text:p text:style-name="a426" text:class-names="" text:cond-style-name=""><text:span text:style-name="a425" text:class-names="">.</text:span></text:p>
            <text:p text:style-name="a428" text:class-names="" text:cond-style-name=""><text:span text:style-name="a427" text:class-names="">.</text:span></text:p>
          </draw:text-box>
          <svg:title/>
          <svg:desc/>
        </draw:frame>
        <draw:frame draw:id="id78" draw:style-name="a433" draw:name="Textfeld 32" svg:x="6.49053in" svg:y="0.41667in" svg:width="1.5232in" svg:height="0.40391in">
          <draw:text-box>
            <text:p text:style-name="a432" text:class-names="" text:cond-style-name=""><text:span text:style-name="a430" text:class-names="">Combination</text:span><text:span text:style-name="a431" text:class-names=""/></text:p>
          </draw:text-box>
          <svg:title/>
          <svg:desc/>
        </draw:frame>
        <draw:frame draw:id="id79" draw:style-name="a437" draw:name="Textfeld 33" svg:x="9.70738in" svg:y="0.41915in" svg:width="0.93207in" svg:height="0.40391in">
          <draw:text-box>
            <text:p text:style-name="a436" text:class-names="" text:cond-style-name=""><text:span text:style-name="a434" text:class-names="">Results</text:span><text:span text:style-name="a435" text:class-names=""/></text:p>
          </draw:text-box>
          <svg:title/>
          <svg:desc/>
        </draw:frame>
        <draw:frame draw:id="id80" draw:style-name="a454" draw:name="Textfeld 34" svg:x="5.11945in" svg:y="6.96861in" svg:width="4.64057in" svg:height="0.40391in">
          <draw:text-box>
            <text:p text:style-name="a453" text:class-names="" text:cond-style-name=""><text:span text:style-name="a438" text:class-names="">OR<text:s text:c="1"/></text:span><text:span text:style-name="a439" text:class-names="">can</text:span><text:span text:style-name="a440" text:class-names=""><text:s text:c="1"/></text:span><text:span text:style-name="a441" text:class-names="">be</text:span><text:span text:style-name="a442" text:class-names=""><text:s text:c="1"/></text:span><text:span text:style-name="a443" text:class-names="">handled</text:span><text:span text:style-name="a444" text:class-names=""><text:s text:c="1"/></text:span><text:span text:style-name="a445" text:class-names="">by</text:span><text:span text:style-name="a446" text:class-names=""><text:s text:c="1"/></text:span><text:span text:style-name="a447" text:class-names="">adding</text:span><text:span text:style-name="a448" text:class-names=""><text:s text:c="1"/>a<text:s text:c="1"/></text:span><text:span text:style-name="a449" text:class-names="">new</text:span><text:span text:style-name="a450" text:class-names=""><text:s text:c="1"/></text:span><text:span text:style-name="a451" text:class-names="">event</text:span><text:span text:style-name="a452" text:class-names="">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09" svg:viewBox="0 0 20 30" svg:d="m10 0-10 30h20z"/>
    <draw:marker draw:name="a467" svg:viewBox="0 0 20 30" svg:d="m10 0-10 30h20z"/>
    <draw:marker draw:name="a455" svg:viewBox="0 0 20 30" svg:d="m10 0-10 30h20z"/>
    <draw:marker draw:name="a46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Christopher Salomon</meta:initial-creator>
    <dc:creator>Christopher Salomon</dc:creator>
    <meta:creation-date>2023-01-12T11:19:44Z</meta:creation-date>
    <dc:date>2023-01-12T12:20:28Z</dc:date>
    <meta:editing-cycles>1</meta:editing-cycles>
    <meta:editing-duration>PT0S</meta:editing-duration>
    <meta:document-statistic meta:paragraph-count="18" meta:word-count="27"/>
  </office:meta>
</office:document-meta>
</file>